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375in"/>
    </style:style>
    <style:style style:name="TableColumn3" style:family="table-column">
      <style:table-column-properties style:column-width="5.3111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Listeafsnit" style:list-style-name="LFO1" style:family="paragraph">
      <style:paragraph-properties fo:margin-bottom="0in" fo:line-height="100%"/>
    </style:style>
    <style:style style:name="P65" style:parent-style-name="Listeafsnit" style:list-style-name="LFO1" style:family="paragraph">
      <style:paragraph-properties fo:margin-bottom="0in" fo:line-height="100%"/>
    </style:style>
    <style:style style:name="P66" style:parent-style-name="Listeafsnit" style:list-style-name="LFO1" style:family="paragraph">
      <style:paragraph-properties fo:margin-bottom="0in" fo:line-height="100%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fo:language="en" fo:country="GB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:</text:p>
          </table:table-cell>
          <table:table-cell table:style-name="TableCell7">
            <text:p text:style-name="P8">Opret betaling</text:p>
          </table:table-cell>
        </table:table-row>
        <table:table-row table:style-name="TableRow9">
          <table:table-cell table:style-name="TableCell10">
            <text:p text:style-name="P11">ID:</text:p>
          </table:table-cell>
          <table:table-cell table:style-name="TableCell12">
            <text:p text:style-name="P13">B20-2</text:p>
          </table:table-cell>
        </table:table-row>
        <table:table-row table:style-name="TableRow14">
          <table:table-cell table:style-name="TableCell15">
            <text:p text:style-name="P16">Prioritet: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Summary:</text:p>
          </table:table-cell>
          <table:table-cell table:style-name="TableCell22">
            <text:p text:style-name="P23">opretter en betaling for en given kursist.</text:p>
          </table:table-cell>
        </table:table-row>
        <table:table-row table:style-name="TableRow24">
          <table:table-cell table:style-name="TableCell25">
            <text:p text:style-name="P26">Primær aktør:</text:p>
          </table:table-cell>
          <table:table-cell table:style-name="TableCell27">
            <text:p text:style-name="P28">Administrator</text:p>
          </table:table-cell>
        </table:table-row>
        <table:table-row table:style-name="TableRow29">
          <table:table-cell table:style-name="TableCell30">
            <text:p text:style-name="P31">Sekundær aktør:</text:p>
          </table:table-cell>
          <table:table-cell table:style-name="TableCell32">
            <text:p text:style-name="P33">Nil</text:p>
          </table:table-cell>
        </table:table-row>
        <table:table-row table:style-name="TableRow34">
          <table:table-cell table:style-name="TableCell35">
            <text:p text:style-name="P36">Generalisation:</text:p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>Include: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Extend: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Pre-betingelser:</text:p>
          </table:table-cell>
          <table:table-cell table:style-name="TableCell52">
            <text:p text:style-name="P53">Der skal være oprettet en faktura for den givne kursist.</text:p>
          </table:table-cell>
        </table:table-row>
        <table:table-row table:style-name="TableRow54">
          <table:table-cell table:style-name="TableCell55">
            <text:p text:style-name="P56">Trigger</text:p>
            <text:p text:style-name="P57">(igangsættende hændelse)</text:p>
          </table:table-cell>
          <table:table-cell table:style-name="TableCell58">
            <text:p text:style-name="P59">Admin ønsker at oprette en betaling til en given kursist og er på denne kursists side.</text:p>
          </table:table-cell>
        </table:table-row>
        <table:table-row table:style-name="TableRow60">
          <table:table-cell table:style-name="TableCell61">
            <text:p text:style-name="P62">Normal flow:</text:p>
          </table:table-cell>
          <table:table-cell table:style-name="TableCell63">
            <text:list text:style-name="LFO1" text:continue-numbering="true">
              <text:list-item>
                <text:p text:style-name="P64">admin trykker på<text:s/>opret betaling</text:p>
              </text:list-item>
              <text:list-item>
                <text:p text:style-name="P65">admin udfylder fakturaen med betalingstekst, beløb og forfaldsdato</text:p>
              </text:list-item>
              <text:list-item>
                <text:p text:style-name="P66">admin trykker gem</text:p>
              </text:list-item>
            </text:list>
          </table:table-cell>
        </table:table-row>
        <table:table-row table:style-name="TableRow67">
          <table:table-cell table:style-name="TableCell68">
            <text:p text:style-name="P69">Alternate flow/</text:p>
            <text:p text:style-name="P70">Exceptions:</text:p>
          </table:table-cell>
          <table:table-cell table:style-name="TableCell71">
            <text:p text:style-name="P72"><text:s text:c="7"/>3a. hvis fakturaen er udfyldt ukorrekt<text:s/>får admin en fejlbeskrivelses og<text:s/>sendes<text:s/>tilbage til punkt 2 i normal flow</text:p>
          </table:table-cell>
        </table:table-row>
        <table:table-row table:style-name="TableRow73">
          <table:table-cell table:style-name="TableCell74">
            <text:p text:style-name="P75">Post<text:s/>betingelser:</text:p>
          </table:table-cell>
          <table:table-cell table:style-name="TableCell76">
            <text:p text:style-name="P77">admin har oprettet en betaling og denne er gemt til den ønskede faktura</text:p>
          </table:table-cell>
        </table:table-row>
        <table:table-row table:style-name="TableRow78">
          <table:table-cell table:style-name="TableCell79">
            <text:p text:style-name="P80">Author:</text:p>
          </table:table-cell>
          <table:table-cell table:style-name="TableCell81">
            <text:p text:style-name="P82">Allan Søndergaard<text:s/>– Nikolai Christiansen – Peter Clausen – Kasper Urhe</text:p>
          </table:table-cell>
        </table:table-row>
        <table:table-row table:style-name="TableRow83">
          <table:table-cell table:style-name="TableCell84">
            <text:p text:style-name="P85">Revision &amp; Date:</text:p>
          </table:table-cell>
          <table:table-cell table:style-name="TableCell86">
            <text:p text:style-name="P87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da" style:country-asian="DK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Holm Søndergaard</meta:initial-creator>
    <dc:creator>Nikolai Sjøholm Christiansen</dc:creator>
    <meta:creation-date>2017-10-29T15:10:00Z</meta:creation-date>
    <dc:date>2017-11-17T13:24:00Z</dc:date>
    <meta:template xlink:href="Normal" xlink:type="simple"/>
    <meta:editing-cycles>8</meta:editing-cycles>
    <meta:editing-duration>PT540S</meta:editing-duration>
    <meta:document-statistic meta:page-count="1" meta:paragraph-count="1" meta:word-count="121" meta:character-count="859" meta:row-count="6" meta:non-whitespace-character-count="739"/>
  </office:meta>
</office:document-meta>
</file>